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14.734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4.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88cm solid #000000" fo:background-color="#7da647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number-columns-repeated="2" table:default-cell-style-name="ce2"/>
        <table:table-column table:style-name="co6" table:number-columns-repeated="1018" table:default-cell-style-name="ce2"/>
        <table:table-column table:style-name="co6" table:default-cell-style-name="ce5"/>
        <table:table-row table:style-name="ro2">
          <table:table-cell table:style-name="ce1" office:value-type="string">
            <text:p>Έκδοση</text:p>
          </table:table-cell>
          <table:table-cell table:style-name="ce1" office:value-type="string">
            <text:p>Ημερομηνία</text:p>
          </table:table-cell>
          <table:table-cell table:style-name="ce1" office:value-type="string">
            <text:p>Περιγραφή</text:p>
          </table:table-cell>
          <table:table-cell table:number-columns-repeated="1021"/>
        </table:table-row>
        <table:table-row table:style-name="ro2">
          <table:table-cell office:value-type="string">
            <text:p>0.1</text:p>
          </table:table-cell>
          <table:table-cell table:style-name="ce3" office:value-type="date" office:date-value="2012-11-25">
            <text:p>25/11/12</text:p>
          </table:table-cell>
          <table:table-cell office:value-type="string">
            <text:p>Εγκατάσταση και παραμετροποίηση της εφαρμογής καθώς και σύνδεση με το ημερολόγιο της Google.</text:p>
          </table:table-cell>
          <table:table-cell table:number-columns-repeated="1021"/>
        </table:table-row>
        <table:table-row table:style-name="ro2">
          <table:table-cell office:value-type="string">
            <text:p>0.2</text:p>
          </table:table-cell>
          <table:table-cell table:style-name="ce3" office:value-type="date" office:date-value="2012-11-02">
            <text:p>02/11/12</text:p>
          </table:table-cell>
          <table:table-cell office:value-type="string">
            <text:p>Η έκδοση αυτή θα περιέχει την διαχείρηση των αιτήσεων και των ραντεβού στο </text:p>
            <text:p>admin μέρος της εφαρμογής. Στην φάση αυτή θα πρέπει να ολοκληρωθεί το τμήμα του επαγγελματία.</text:p>
          </table:table-cell>
          <table:table-cell table:number-columns-repeated="1021"/>
        </table:table-row>
        <table:table-row table:style-name="ro2">
          <table:table-cell office:value-type="string">
            <text:p>0.3</text:p>
          </table:table-cell>
          <table:table-cell table:style-name="ce3" office:value-type="date" office:date-value="2012-12-09">
            <text:p>09/12/12</text:p>
          </table:table-cell>
          <table:table-cell office:value-type="string">
            <text:p>Η έκδοση αυτή θα περιέχει το τελικό κομμάτι της εφαρμογής, το τμήμα του πελάτη.</text:p>
            <text:p>Δυνατότητες προβολής εβδομαδιαίου πλάνου, αίτησης για ραντεβού και ενημέρωση</text:p>
            <text:p>για την κατάσταση της αίτησης.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11/11/2012</text:date>, <text:time>14:3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S</meta:editing-duration>
    <meta:editing-cycles>9</meta:editing-cycles>
    <meta:generator>OpenOffice.org/3.4$Win32 OpenOffice.org_project/340m1$Build-9590</meta:generator>
    <dc:date>2012-11-11T14:39:21.28</dc:date>
    <dc:creator>Alex Tselegidis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